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 &amp; 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Blumenthal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25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SECRETARY'S OFFICE<text:span text:style-name="T2">/</text:span></text:p>
      <text:p text:style-name="P6"><text:span text:style-name="T2">Jewish Theological Seminary Ass'n,/</text:span></text:p>
      <text:p text:style-name="P6"><text:span text:style-name="T2">721 LEXINGTON AVENUE/</text:span></text:p>
      <text:p text:style-name="P7"><text:span text:style-name="T2">New York, Feby 25th 1892/</text:span></text:p>
      <text:p text:style-name="P6"><text:span text:style-name="T2">My dear Dr/</text:span></text:p>
      <text:p text:style-name="P6"><text:span text:style-name="T2"><text:tab/>Dr Cyrus Adler wishes his lecture to be set/ down for Mch 28th, as he cannot possibly come/ on date fixed--I see no particular objection to/ this, and shall so inform him--my object in/ writing this is, as you know Dr Szold did not/ speak on the subject allotted him, would you/ lecture on some eveg of week between Mch/ 7th &amp; 10th, on the subject which had been/ assigned to Dr Szold "The School"--this/ is an important subject, and you are the/ only one we can ask the second time--/ please let me know as soon as possible, so that/ due announcement may be made--/ The eveig would be/ </text:span><text:span text:style-name="T3">much</text:span><text:span text:style-name="T2"> preferable over/ the afternoon--/ Yours Sincerely/ Joseph Blumenthal/ I enclose you copy of our call for/ convention/</text:span></text:p>
      <text:p text:style-name="P6"><text:soft-page-break/><text:span text:style-name="T2">[Page 2]</text:span></text:p>
      <text:p text:style-name="P8"><text:span text:style-name="T2">Jewish Theological Seminary Association./</text:span></text:p>
      <text:p text:style-name="P7"><text:span text:style-name="T2">New York, Tebeth 18th, 5652./</text:span></text:p>
      <text:p text:style-name="P7"><text:span text:style-name="T2">January 18th, 1892./</text:span></text:p>
      <text:p text:style-name="P6"><text:span text:style-name="T2">To the President of the Congregation/</text:span></text:p>
      <text:p text:style-name="P6"><text:span text:style-name="T2"><text:tab/>DEAR SIR:/</text:span></text:p>
      <text:p text:style-name="P6"><text:span text:style-name="T2"><text:tab/><text:tab/>In accordance with the Constitution of the Jewish Theological Seminary/ Association, the Biennial Convention of the delegates and members will be held in this City,/ on the 28th Adar, 5652, (March 27th, 1892). <text:s/>It is therefore desirable that you should urge/ your Board of Trustees to select such number of delegates as your Congregation may be entitled/ to, one delegate for each Twenty-five Dollars contributed as dues to the Association./</text:span></text:p>
      <text:p text:style-name="P6"><text:span text:style-name="T2"><text:tab/>As the development of the interests of the Seminary, in connection with the approach of/ the time when our first graduates will issue from its care, and measures for securing a per/manent home with suitable facilities for the Seminary, and other most important matters in/ relation to the material progress of the Institution will be considered at this Convention, it/ is especially desirable that all who are interested in its welfare and devoted in its success/ should be present or represented./</text:span></text:p>
      <text:p text:style-name="P6"><text:span text:style-name="T2"><text:tab/>Trusting that you will at as early a date as possible send the names and addresses of the/ delegates chosen to represent your Congregation, so that we can notify them more particularly/ of the time and place of holding Convention,/</text:span></text:p>
      <text:p text:style-name="P6"><text:span text:style-name="T2"><text:tab/>We beg to remain,/</text:span></text:p>
      <text:p text:style-name="P6"><text:span text:style-name="T2"><text:tab/><text:tab/>Yours respectfully,/</text:span></text:p>
      <text:p text:style-name="P6"><text:span text:style-name="T2"><text:tab/><text:tab/><text:tab/>JOSEPH BLUMENTHAL,/</text:span></text:p>
      <text:p text:style-name="P6"><text:span text:style-name="T2"><text:tab/><text:tab/><text:tab/><text:tab/></text:span>President.<text:span text:style-name="T2">/</text:span></text:p>
      <text:p text:style-name="P6"><text:span text:style-name="T2">DANIEL P. HAYS,/</text:span></text:p>
      <text:p text:style-name="P6"><text:span text:style-name="T2"><text:tab/></text:span>Secretary<text:span text:style-name="T2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1:18:51.86</meta:creation-date>
    <dc:date>2011-12-01T11:35:22.82</dc:date>
    <dc:creator>Penn Libraries</dc:creator>
    <meta:editing-duration>PT00H01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2" meta:word-count="547" meta:character-count="3542"/>
  </office:meta>
</office:document-meta>
</file>